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1.913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2.294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1.659cm"/>
    </style:style>
    <style:style style:name="gr1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016cm" svg:x="6.715cm" svg:y="8.874cm">
          <text:p text:style-name="P1"><text:span text:style-name="T1">User_ID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53cm" svg:height="0.962cm" svg:x="4.429cm" svg:y="8.874cm">
          <draw:text-box>
            <text:p>User:</text:p>
          </draw:text-box>
        </draw:frame>
        <draw:custom-shape draw:style-name="gr3" draw:text-style-name="P1" draw:layer="layout" svg:width="2.54cm" svg:height="1.016cm" svg:x="3.286cm" svg:y="13.065cm">
          <text:p text:style-name="P1"><text:span text:style-name="T1">Photo_URL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75cm" svg:height="0.962cm" svg:x="1.381cm" svg:y="11.722cm">
          <draw:text-box>
            <text:p>Posts:</text:p>
          </draw:text-box>
        </draw:frame>
        <draw:frame draw:style-name="gr5" draw:text-style-name="P2" draw:layer="layout" svg:width="3.81cm" svg:height="1.673cm" svg:x="9.382cm" svg:y="2.143cm">
          <draw:text-box>
            <text:p>Following:</text:p>
          </draw:text-box>
        </draw:frame>
        <draw:frame draw:style-name="gr6" draw:text-style-name="P2" draw:layer="layout" svg:width="2.794cm" svg:height="0.962cm" svg:x="12.303cm" svg:y="11.595cm">
          <draw:text-box>
            <text:p>Likes:</text:p>
          </draw:text-box>
        </draw:frame>
        <draw:custom-shape draw:style-name="gr7" draw:text-style-name="P1" draw:layer="layout" svg:width="2.413cm" svg:height="1.016cm" svg:x="8.493cm" svg:y="8.874cm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86cm" svg:height="1.016cm" svg:x="5.826cm" svg:y="13.065cm">
          <text:p text:style-name="P1"><text:span text:style-name="T1">Owner_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016cm" svg:x="1.508cm" svg:y="13.065cm">
          <text:p text:style-name="P1"><text:span text:style-name="T1">Post_I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1.016cm" svg:x="8.112cm" svg:y="13.065cm">
          <text:p text:style-name="P1"><text:span text:style-name="T1">Num_Likes?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159cm" svg:height="1.016cm" svg:x="12.557cm" svg:y="13.065cm">
          <text:p text:style-name="P1"><text:span text:style-name="T1">User_I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159cm" svg:height="1.016cm" svg:x="14.716cm" svg:y="13.065cm">
          <text:p text:style-name="P1"><text:span text:style-name="T1">Post_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1.016cm" svg:x="6.715cm" svg:y="8.874cm">
          <text:p text:style-name="P1"><text:span text:style-name="T1">User_ID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286cm" svg:height="1.016cm" svg:x="8.874cm" svg:y="3.54cm">
          <text:p text:style-name="P1"><text:span text:style-name="T1">Follower_I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016cm" svg:x="11.16cm" svg:y="3.54cm">
          <text:p text:style-name="P1"><text:span text:style-name="T1">Leader_ID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6.715cm" svg:y1="8.874cm" svg:x2="9.636cm" svg:y2="4.556cm">
          <text:p/>
        </draw:line>
        <draw:line draw:style-name="gr11" draw:text-style-name="P3" draw:layer="layout" svg:x1="7.858cm" svg:y1="8.874cm" svg:x2="12.43cm" svg:y2="4.556cm">
          <text:p/>
        </draw:line>
        <draw:line draw:style-name="gr11" draw:text-style-name="P3" draw:layer="layout" svg:x1="6.207cm" svg:y1="13.065cm" svg:x2="6.842cm" svg:y2="9.89cm">
          <text:p/>
        </draw:line>
        <draw:line draw:style-name="gr11" draw:text-style-name="P3" draw:layer="layout" svg:x1="12.811cm" svg:y1="13.065cm" svg:x2="7.98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3:43:14.885000000</meta:creation-date>
    <dc:date>2017-02-06T14:04:01.749000000</dc:date>
    <meta:editing-duration>PT5M20S</meta:editing-duration>
    <meta:editing-cycles>1</meta:editing-cycles>
    <meta:document-statistic meta:object-count="19"/>
    <meta:generator>LibreOffice/4.4.3.2$Windows_x86 LibreOffice_project/88805f81e9fe61362df02b9941de8e38a9b5fd16</meta:generator>
  </office:meta>
</office:document-meta>
</file>